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16F000012B500001AE1BD21A2C981117D88.svg" manifest:media-type="image/svg+xml"/>
  <manifest:file-entry manifest:full-path="Pictures/10000E39000012B500001AE1F2D9188DF7A1E9D8.svg" manifest:media-type="image/svg+xml"/>
  <manifest:file-entry manifest:full-path="Pictures/10000201000000B5000001047B3E8837B20C5968.png" manifest:media-type="image/png"/>
  <manifest:file-entry manifest:full-path="Pictures/10000201000000B500000104A6E0A1AD3364AF0D.png" manifest:media-type="image/png"/>
  <manifest:file-entry manifest:full-path="Pictures/10000DC7000012B500001AE1E3AFFDB5D420382D.svg" manifest:media-type="image/svg+xml"/>
  <manifest:file-entry manifest:full-path="Pictures/10000201000000B50000010404AC10C8F5FA2FF7.png" manifest:media-type="image/png"/>
  <manifest:file-entry manifest:full-path="Pictures/10000DD8000012B500001AE1276646291D7C54E0.svg" manifest:media-type="image/svg+xml"/>
  <manifest:file-entry manifest:full-path="Pictures/10000201000000B500000104D186E5578243A9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1cm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398cm" fo:min-width="7.848cm" fo:padding-top="0.151cm" fo:padding-bottom="0.151cm" fo:padding-left="0.276cm" fo:padding-right="0.276cm"/>
    </style:style>
    <style:style style:name="gr9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498cm" fo:min-width="7.948cm" fo:padding-top="0.151cm" fo:padding-bottom="0.151cm" fo:padding-left="0.276cm" fo:padding-right="0.276cm"/>
    </style:style>
    <style:style style:name="gr9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298cm" fo:min-width="7.948cm" fo:padding-top="0.151cm" fo:padding-bottom="0.151cm" fo:padding-left="0.276cm" fo:padding-right="0.276cm"/>
    </style:style>
    <style:style style:name="gr9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398cm" fo:min-width="7.948cm" fo:padding-top="0.151cm" fo:padding-bottom="0.151cm" fo:padding-left="0.276cm" fo:padding-right="0.276cm"/>
    </style:style>
    <style:style style:name="gr97" style:family="graphic" style:parent-style-name="standard">
      <style:graphic-properties draw:stroke="none" draw:fill="none" fo:min-height="1.095cm"/>
    </style:style>
    <style:style style:name="gr9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898cm" fo:min-width="16.148cm" fo:padding-top="0.151cm" fo:padding-bottom="0.151cm" fo:padding-left="0.276cm" fo:padding-right="0.276cm"/>
    </style:style>
    <style:style style:name="gr12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298cm" fo:min-width="3.348cm" fo:padding-top="0.151cm" fo:padding-bottom="0.151cm" fo:padding-left="0.276cm" fo:padding-right="0.276cm"/>
    </style:style>
    <style:style style:name="gr13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4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>
      <style:graphic-properties draw:stroke="none" draw:fill="none" fo:min-height="1.951cm"/>
    </style:style>
    <style:style style:name="gr15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4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4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>
      <style:graphic-properties draw:stroke="none" draw:fill="none" fo:min-height="1.171cm"/>
    </style:style>
    <style:style style:name="gr192" style:family="graphic" style:parent-style-name="standard">
      <style:graphic-properties draw:stroke="none" draw:fill="none" fo:min-height="2.341cm"/>
    </style:style>
    <style:style style:name="gr193" style:family="graphic" style:parent-style-name="standard">
      <style:graphic-properties draw:stroke="none" draw:fill="none" fo:min-height="0.537cm"/>
    </style:style>
    <style:style style:name="gr194" style:family="graphic" style:parent-style-name="standard">
      <style:graphic-properties draw:stroke="none" draw:fill="none" fo:min-height="0.395cm"/>
    </style:style>
    <style:style style:name="gr19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  <style:text-properties fo:font-size="10pt" fo:font-weight="bold" style:font-weight-asian="bold" style:font-weight-complex="bold"/>
    </style:style>
    <style:style style:name="P15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text-align="center"/>
      <style:text-properties fo:color="#ffffff" fo:font-size="10pt" fo:font-weight="bold" style:font-weight-asian="bold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/>
      <style:text-properties fo:font-size="10pt" fo:font-weight="bold" style:font-weight-asian="bold" style:font-weight-complex="bold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0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cm" svg:height="3.1cm" svg:x="12cm" svg:y="5.2cm">
          <draw:image xlink:href="Pictures/1000116F000012B500001AE1BD21A2C981117D88.svg" xlink:type="simple" xlink:show="embed" xlink:actuate="onLoad">
            <text:p/>
          </draw:image>
          <draw:image xlink:href="Pictures/10000201000000B500000104A6E0A1AD3364AF0D.png" xlink:type="simple" xlink:show="embed" xlink:actuate="onLoad"/>
        </draw:frame>
        <draw:frame draw:style-name="gr2" draw:text-style-name="P3" draw:layer="layout" svg:width="3.731cm" svg:height="1.031cm" svg:x="1.538cm" svg:y="4.469cm">
          <draw:text-box>
            <text:p text:style-name="P2"><text:span text:style-name="T1">App server 0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" draw:text-style-name="P4" draw:layer="layout" svg:width="1.3cm" svg:height="0.972cm" svg:x="3.705cm" svg:y="7.827cm" svg:viewBox="0 0 1301 973" svg:d="M1 973c108 0 1300-605 1300-789s-167-184-276-184c0 79-1063 394-1024 973z">
              <text:p/>
            </draw:path>
            <draw:g>
              <draw:polygon draw:style-name="gr4" draw:text-style-name="P5" draw:layer="layout" svg:width="1.378cm" svg:height="1.445cm" svg:x="2.248cm" svg:y="7.301cm" svg:viewBox="0 0 1379 1446" draw:points="0,526 0,0 1379,920 1379,1446">
                <text:p/>
              </draw:polygon>
              <draw:polygon draw:style-name="gr5" draw:text-style-name="P6" draw:layer="layout" svg:width="1.181cm" svg:height="1.313cm" svg:x="3.627cm" svg:y="7.433cm" svg:viewBox="0 0 1182 1314" draw:points="0,1314 0,788 1182,0 1182,526">
                <text:p/>
              </draw:polygon>
              <draw:polygon draw:style-name="gr6" draw:text-style-name="P7" draw:layer="layout" svg:width="2.56cm" svg:height="1.707cm" svg:x="2.248cm" svg:y="6.513cm" svg:viewBox="0 0 2561 1708" draw:points="1379,1708 0,788 1182,0 2561,920">
                <text:p/>
              </draw:polygon>
              <draw:line draw:style-name="gr7" draw:text-style-name="P8" draw:layer="layout" svg:x1="2.721cm" svg:y1="7.722cm" svg:x2="2.721cm" svg:y2="8.038cm">
                <text:p/>
              </draw:line>
              <draw:line draw:style-name="gr8" draw:text-style-name="P8" draw:layer="layout" svg:x1="3.588cm" svg:y1="8.396cm" svg:x2="2.957cm" svg:y2="7.975cm">
                <text:p/>
              </draw:line>
              <draw:line draw:style-name="gr9" draw:text-style-name="P8" draw:layer="layout" svg:x1="2.953cm" svg:y1="7.88cm" svg:x2="2.953cm" svg:y2="7.985cm">
                <text:p/>
              </draw:line>
              <draw:line draw:style-name="gr10" draw:text-style-name="P8" draw:layer="layout" svg:x1="3.584cm" svg:y1="8.301cm" svg:x2="3.584cm" svg:y2="8.406cm">
                <text:p/>
              </draw:line>
              <draw:line draw:style-name="gr11" draw:text-style-name="P8" draw:layer="layout" svg:x1="3.584cm" svg:y1="8.301cm" svg:x2="2.953cm" svg:y2="7.88cm">
                <text:p/>
              </draw:line>
              <draw:polygon draw:style-name="gr12" draw:text-style-name="P9" draw:layer="layout" svg:width="0.078cm" svg:height="0.157cm" svg:x="2.8cm" svg:y="7.775cm" svg:viewBox="0 0 79 158" draw:points="0,105 0,0 79,53 79,158">
                <text:p/>
              </draw:polygon>
              <draw:line draw:style-name="gr13" draw:text-style-name="P8" draw:layer="layout" svg:x1="2.642cm" svg:y1="7.67cm" svg:x2="2.642cm" svg:y2="7.986cm">
                <text:p/>
              </draw:line>
              <draw:line draw:style-name="gr14" draw:text-style-name="P8" draw:layer="layout" svg:x1="2.563cm" svg:y1="7.617cm" svg:x2="2.563cm" svg:y2="7.933cm">
                <text:p/>
              </draw:line>
              <draw:line draw:style-name="gr15" draw:text-style-name="P8" draw:layer="layout" svg:x1="2.484cm" svg:y1="7.564cm" svg:x2="2.484cm" svg:y2="7.88cm">
                <text:p/>
              </draw:line>
              <draw:line draw:style-name="gr16" draw:text-style-name="P8" draw:layer="layout" svg:x1="2.405cm" svg:y1="7.512cm" svg:x2="2.405cm" svg:y2="7.828cm">
                <text:p/>
              </draw:line>
              <draw:line draw:style-name="gr17" draw:text-style-name="P8" draw:layer="layout" svg:x1="2.327cm" svg:y1="7.459cm" svg:x2="2.327cm" svg:y2="7.775cm">
                <text:p/>
              </draw:line>
              <draw:polygon draw:style-name="gr18" draw:text-style-name="P5" draw:layer="layout" svg:width="0.078cm" svg:height="0.578cm" svg:x="2.169cm" svg:y="7.249cm" svg:viewBox="0 0 79 579" draw:points="0,526 0,0 79,53 79,579">
                <text:p/>
              </draw:polygon>
              <draw:polygon draw:style-name="gr19" draw:text-style-name="P5" draw:layer="layout" svg:width="0.078cm" svg:height="0.578cm" svg:x="3.627cm" svg:y="8.221cm" svg:viewBox="0 0 79 579" draw:points="0,526 0,0 79,53 79,579">
                <text:p/>
              </draw:polygon>
              <draw:polygon draw:style-name="gr20" draw:text-style-name="P10" draw:layer="layout" svg:width="2.639cm" svg:height="2.286cm" svg:x="2.169cm" svg:y="6.513cm" svg:viewBox="0 0 2640 2287" draw:points="0,1262 0,736 79,788 1261,0 2640,920 2640,1446 1537,2182 1537,2287">
                <text:p/>
              </draw:polygon>
            </draw:g>
          </draw:g>
          <draw:g>
            <draw:polygon draw:style-name="gr21" draw:text-style-name="P11" draw:layer="layout" svg:width="0.322cm" svg:height="0.686cm" svg:x="4.011cm" svg:y="8.081cm" svg:viewBox="0 0 323 687" draw:points="0,471 0,0 323,216 323,687">
              <text:p/>
            </draw:polygon>
            <draw:polygon draw:style-name="gr22" draw:text-style-name="P12" draw:layer="layout" svg:width="0.322cm" svg:height="0.686cm" svg:x="4.334cm" svg:y="8.081cm" svg:viewBox="0 0 323 687" draw:points="0,687 0,216 323,0 323,471">
              <text:p/>
            </draw:polygon>
            <draw:polygon draw:style-name="gr23" draw:text-style-name="P13" draw:layer="layout" svg:width="0.646cm" svg:height="0.431cm" svg:x="4.011cm" svg:y="7.866cm" svg:viewBox="0 0 647 432" draw:points="323,432 0,216 323,0 647,216">
              <text:p/>
            </draw:polygon>
            <draw:polygon draw:style-name="gr24" draw:text-style-name="P10" draw:layer="layout" svg:width="0.646cm" svg:height="0.902cm" svg:x="4.011cm" svg:y="7.866cm" svg:viewBox="0 0 647 903" draw:points="0,687 0,216 323,0 647,216 647,687 323,903">
              <text:p/>
            </draw:polygon>
            <draw:polyline draw:style-name="gr25" draw:text-style-name="P8" draw:layer="layout" svg:width="0.263cm" svg:height="0.195cm" svg:x="4.363cm" svg:y="8.16cm" svg:viewBox="0 0 264 196" draw:points="0,177 59,137 59,196 118,157 118,98 147,79 147,137 177,118 177,59 206,39 206,98 235,79 235,19 264,0">
              <text:p/>
            </draw:polyline>
            <draw:polyline draw:style-name="gr26" draw:text-style-name="P8" draw:layer="layout" svg:width="0.263cm" svg:height="0.176cm" svg:x="4.363cm" svg:y="8.297cm" svg:viewBox="0 0 264 177" draw:points="0,137 30,118 30,177 88,137 88,79 118,59 118,118 177,79 177,19 206,0 206,59 264,19">
              <text:p/>
            </draw:polyline>
            <draw:polyline draw:style-name="gr27" draw:text-style-name="P8" draw:layer="layout" svg:width="0.263cm" svg:height="0.215cm" svg:x="4.364cm" svg:y="8.376cm" svg:viewBox="0 0 264 216" draw:points="0,216 59,177 59,118 118,79 118,137 206,79 206,20 235,0 235,59 264,39">
              <text:p/>
            </draw:polyline>
            <draw:polyline draw:style-name="gr28" draw:text-style-name="P8" draw:layer="layout" svg:width="0.263cm" svg:height="0.215cm" svg:x="4.364cm" svg:y="8.474cm" svg:viewBox="0 0 264 216" draw:points="0,216 30,196 29,137 88,98 88,157 147,118 147,59 177,39 177,98 206,79 206,20 235,0 235,59 264,39">
              <text:p/>
            </draw:polyline>
            <draw:polyline draw:style-name="gr29" draw:text-style-name="P8" draw:layer="layout" svg:width="0.264cm" svg:height="0.391cm" svg:x="4.04cm" svg:y="8.297cm" svg:viewBox="0 0 265 392" draw:points="0,196 30,216 59,177 88,19 147,0 177,79 206,196 206,314 235,373 265,392">
              <text:p/>
            </draw:polyline>
            <draw:polyline draw:style-name="gr30" draw:text-style-name="P8" draw:layer="layout" svg:width="0.264cm" svg:height="0.215cm" svg:x="4.04cm" svg:y="8.415cm" svg:viewBox="0 0 265 216" draw:points="0,39 30,59 59,19 117,0 147,19 177,79 206,137 235,196 265,216">
              <text:p/>
            </draw:polyline>
            <draw:line draw:style-name="gr31" draw:text-style-name="P8" draw:layer="layout" svg:x1="4.04cm" svg:y1="8.239cm" svg:x2="4.305cm" svg:y2="8.416cm">
              <text:p/>
            </draw:line>
            <draw:polygon draw:style-name="gr32" draw:text-style-name="P10" draw:layer="layout" svg:width="0.264cm" svg:height="0.568cm" svg:x="4.04cm" svg:y="8.14cm" svg:viewBox="0 0 265 569" draw:points="0,392 0,0 265,177 265,569">
              <text:p/>
            </draw:polygon>
          </draw:g>
        </draw:g>
        <draw:frame draw:style-name="gr2" draw:text-style-name="P3" draw:layer="layout" svg:width="3.731cm" svg:height="1.031cm" svg:x="1.738cm" svg:y="8.869cm">
          <draw:text-box>
            <text:p text:style-name="P2"><text:span text:style-name="T1">App server 1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3" draw:text-style-name="P4" draw:layer="layout" svg:width="1.3cm" svg:height="0.972cm" svg:x="3.767cm" svg:y="12.127cm" svg:viewBox="0 0 1301 973" svg:d="M1 973c108 0 1300-605 1300-789s-167-184-276-184c0 79-1063 394-1024 973z">
              <text:p/>
            </draw:path>
            <draw:g>
              <draw:polygon draw:style-name="gr34" draw:text-style-name="P5" draw:layer="layout" svg:width="1.378cm" svg:height="1.445cm" svg:x="2.31cm" svg:y="11.601cm" svg:viewBox="0 0 1379 1446" draw:points="0,526 0,0 1379,920 1379,1446">
                <text:p/>
              </draw:polygon>
              <draw:polygon draw:style-name="gr35" draw:text-style-name="P6" draw:layer="layout" svg:width="1.181cm" svg:height="1.313cm" svg:x="3.689cm" svg:y="11.733cm" svg:viewBox="0 0 1182 1314" draw:points="0,1314 0,788 1182,0 1182,526">
                <text:p/>
              </draw:polygon>
              <draw:polygon draw:style-name="gr36" draw:text-style-name="P7" draw:layer="layout" svg:width="2.56cm" svg:height="1.707cm" svg:x="2.31cm" svg:y="10.813cm" svg:viewBox="0 0 2561 1708" draw:points="1379,1708 0,788 1182,0 2561,920">
                <text:p/>
              </draw:polygon>
              <draw:line draw:style-name="gr37" draw:text-style-name="P8" draw:layer="layout" svg:x1="2.783cm" svg:y1="12.022cm" svg:x2="2.783cm" svg:y2="12.338cm">
                <text:p/>
              </draw:line>
              <draw:line draw:style-name="gr38" draw:text-style-name="P8" draw:layer="layout" svg:x1="3.65cm" svg:y1="12.696cm" svg:x2="3.019cm" svg:y2="12.275cm">
                <text:p/>
              </draw:line>
              <draw:line draw:style-name="gr39" draw:text-style-name="P8" draw:layer="layout" svg:x1="3.015cm" svg:y1="12.18cm" svg:x2="3.015cm" svg:y2="12.285cm">
                <text:p/>
              </draw:line>
              <draw:line draw:style-name="gr40" draw:text-style-name="P8" draw:layer="layout" svg:x1="3.646cm" svg:y1="12.601cm" svg:x2="3.646cm" svg:y2="12.706cm">
                <text:p/>
              </draw:line>
              <draw:line draw:style-name="gr41" draw:text-style-name="P8" draw:layer="layout" svg:x1="3.646cm" svg:y1="12.601cm" svg:x2="3.015cm" svg:y2="12.18cm">
                <text:p/>
              </draw:line>
              <draw:polygon draw:style-name="gr42" draw:text-style-name="P9" draw:layer="layout" svg:width="0.078cm" svg:height="0.157cm" svg:x="2.862cm" svg:y="12.075cm" svg:viewBox="0 0 79 158" draw:points="0,105 0,0 79,53 79,158">
                <text:p/>
              </draw:polygon>
              <draw:line draw:style-name="gr43" draw:text-style-name="P8" draw:layer="layout" svg:x1="2.704cm" svg:y1="11.97cm" svg:x2="2.704cm" svg:y2="12.286cm">
                <text:p/>
              </draw:line>
              <draw:line draw:style-name="gr44" draw:text-style-name="P8" draw:layer="layout" svg:x1="2.625cm" svg:y1="11.917cm" svg:x2="2.625cm" svg:y2="12.233cm">
                <text:p/>
              </draw:line>
              <draw:line draw:style-name="gr45" draw:text-style-name="P8" draw:layer="layout" svg:x1="2.546cm" svg:y1="11.864cm" svg:x2="2.546cm" svg:y2="12.18cm">
                <text:p/>
              </draw:line>
              <draw:line draw:style-name="gr46" draw:text-style-name="P8" draw:layer="layout" svg:x1="2.467cm" svg:y1="11.812cm" svg:x2="2.467cm" svg:y2="12.128cm">
                <text:p/>
              </draw:line>
              <draw:line draw:style-name="gr47" draw:text-style-name="P8" draw:layer="layout" svg:x1="2.389cm" svg:y1="11.759cm" svg:x2="2.389cm" svg:y2="12.075cm">
                <text:p/>
              </draw:line>
              <draw:polygon draw:style-name="gr48" draw:text-style-name="P5" draw:layer="layout" svg:width="0.078cm" svg:height="0.578cm" svg:x="2.231cm" svg:y="11.549cm" svg:viewBox="0 0 79 579" draw:points="0,526 0,0 79,53 79,579">
                <text:p/>
              </draw:polygon>
              <draw:polygon draw:style-name="gr49" draw:text-style-name="P5" draw:layer="layout" svg:width="0.078cm" svg:height="0.578cm" svg:x="3.689cm" svg:y="12.521cm" svg:viewBox="0 0 79 579" draw:points="0,526 0,0 79,53 79,579">
                <text:p/>
              </draw:polygon>
              <draw:polygon draw:style-name="gr50" draw:text-style-name="P10" draw:layer="layout" svg:width="2.639cm" svg:height="2.286cm" svg:x="2.231cm" svg:y="10.813cm" svg:viewBox="0 0 2640 2287" draw:points="0,1262 0,736 79,788 1261,0 2640,920 2640,1446 1537,2182 1537,2287">
                <text:p/>
              </draw:polygon>
            </draw:g>
          </draw:g>
          <draw:g>
            <draw:polygon draw:style-name="gr51" draw:text-style-name="P11" draw:layer="layout" svg:width="0.322cm" svg:height="0.686cm" svg:x="4.073cm" svg:y="12.381cm" svg:viewBox="0 0 323 687" draw:points="0,471 0,0 323,216 323,687">
              <text:p/>
            </draw:polygon>
            <draw:polygon draw:style-name="gr52" draw:text-style-name="P12" draw:layer="layout" svg:width="0.322cm" svg:height="0.686cm" svg:x="4.396cm" svg:y="12.381cm" svg:viewBox="0 0 323 687" draw:points="0,687 0,216 323,0 323,471">
              <text:p/>
            </draw:polygon>
            <draw:polygon draw:style-name="gr53" draw:text-style-name="P13" draw:layer="layout" svg:width="0.646cm" svg:height="0.431cm" svg:x="4.073cm" svg:y="12.166cm" svg:viewBox="0 0 647 432" draw:points="323,432 0,216 323,0 647,216">
              <text:p/>
            </draw:polygon>
            <draw:polygon draw:style-name="gr54" draw:text-style-name="P10" draw:layer="layout" svg:width="0.646cm" svg:height="0.902cm" svg:x="4.073cm" svg:y="12.166cm" svg:viewBox="0 0 647 903" draw:points="0,687 0,216 323,0 647,216 647,687 323,903">
              <text:p/>
            </draw:polygon>
            <draw:polyline draw:style-name="gr55" draw:text-style-name="P8" draw:layer="layout" svg:width="0.263cm" svg:height="0.195cm" svg:x="4.425cm" svg:y="12.46cm" svg:viewBox="0 0 264 196" draw:points="0,177 59,137 59,196 118,157 118,98 147,79 147,137 177,118 177,59 206,39 206,98 235,79 235,19 264,0">
              <text:p/>
            </draw:polyline>
            <draw:polyline draw:style-name="gr56" draw:text-style-name="P8" draw:layer="layout" svg:width="0.263cm" svg:height="0.176cm" svg:x="4.425cm" svg:y="12.597cm" svg:viewBox="0 0 264 177" draw:points="0,137 30,118 30,177 88,137 88,79 118,59 118,118 177,79 177,19 206,0 206,59 264,19">
              <text:p/>
            </draw:polyline>
            <draw:polyline draw:style-name="gr57" draw:text-style-name="P8" draw:layer="layout" svg:width="0.263cm" svg:height="0.215cm" svg:x="4.426cm" svg:y="12.676cm" svg:viewBox="0 0 264 216" draw:points="0,216 59,177 59,118 118,79 118,137 206,79 206,20 235,0 235,59 264,39">
              <text:p/>
            </draw:polyline>
            <draw:polyline draw:style-name="gr58" draw:text-style-name="P8" draw:layer="layout" svg:width="0.263cm" svg:height="0.215cm" svg:x="4.426cm" svg:y="12.774cm" svg:viewBox="0 0 264 216" draw:points="0,216 30,196 29,137 88,98 88,157 147,118 147,59 177,39 177,98 206,79 206,20 235,0 235,59 264,39">
              <text:p/>
            </draw:polyline>
            <draw:polyline draw:style-name="gr59" draw:text-style-name="P8" draw:layer="layout" svg:width="0.264cm" svg:height="0.391cm" svg:x="4.102cm" svg:y="12.597cm" svg:viewBox="0 0 265 392" draw:points="0,196 30,216 59,177 88,19 147,0 177,79 206,196 206,314 235,373 265,392">
              <text:p/>
            </draw:polyline>
            <draw:polyline draw:style-name="gr60" draw:text-style-name="P8" draw:layer="layout" svg:width="0.264cm" svg:height="0.215cm" svg:x="4.102cm" svg:y="12.715cm" svg:viewBox="0 0 265 216" draw:points="0,39 30,59 59,19 117,0 147,19 177,79 206,137 235,196 265,216">
              <text:p/>
            </draw:polyline>
            <draw:line draw:style-name="gr61" draw:text-style-name="P8" draw:layer="layout" svg:x1="4.102cm" svg:y1="12.539cm" svg:x2="4.367cm" svg:y2="12.716cm">
              <text:p/>
            </draw:line>
            <draw:polygon draw:style-name="gr62" draw:text-style-name="P10" draw:layer="layout" svg:width="0.264cm" svg:height="0.568cm" svg:x="4.102cm" svg:y="12.44cm" svg:viewBox="0 0 265 569" draw:points="0,392 0,0 265,177 265,569">
              <text:p/>
            </draw:polygon>
          </draw:g>
        </draw:g>
        <draw:frame draw:style-name="gr2" draw:text-style-name="P3" draw:layer="layout" svg:width="3.731cm" svg:height="1.031cm" svg:x="1.8cm" svg:y="13.169cm">
          <draw:text-box>
            <text:p text:style-name="P2"><text:span text:style-name="T1">App server 2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3" draw:text-style-name="P4" draw:layer="layout" svg:width="1.3cm" svg:height="0.972cm" svg:x="3.799cm" svg:y="16.414cm" svg:viewBox="0 0 1301 973" svg:d="M1 973c108 0 1300-605 1300-789s-167-184-276-184c0 79-1063 394-1024 973z">
              <text:p/>
            </draw:path>
            <draw:g>
              <draw:polygon draw:style-name="gr64" draw:text-style-name="P5" draw:layer="layout" svg:width="1.378cm" svg:height="1.445cm" svg:x="2.342cm" svg:y="15.888cm" svg:viewBox="0 0 1379 1446" draw:points="0,526 0,0 1379,920 1379,1446">
                <text:p/>
              </draw:polygon>
              <draw:polygon draw:style-name="gr65" draw:text-style-name="P6" draw:layer="layout" svg:width="1.181cm" svg:height="1.313cm" svg:x="3.721cm" svg:y="16.02cm" svg:viewBox="0 0 1182 1314" draw:points="0,1314 0,788 1182,0 1182,526">
                <text:p/>
              </draw:polygon>
              <draw:polygon draw:style-name="gr66" draw:text-style-name="P7" draw:layer="layout" svg:width="2.56cm" svg:height="1.707cm" svg:x="2.342cm" svg:y="15.1cm" svg:viewBox="0 0 2561 1708" draw:points="1379,1708 0,788 1182,0 2561,920">
                <text:p/>
              </draw:polygon>
              <draw:line draw:style-name="gr67" draw:text-style-name="P8" draw:layer="layout" svg:x1="2.815cm" svg:y1="16.309cm" svg:x2="2.815cm" svg:y2="16.625cm">
                <text:p/>
              </draw:line>
              <draw:line draw:style-name="gr68" draw:text-style-name="P8" draw:layer="layout" svg:x1="3.682cm" svg:y1="16.983cm" svg:x2="3.051cm" svg:y2="16.562cm">
                <text:p/>
              </draw:line>
              <draw:line draw:style-name="gr69" draw:text-style-name="P8" draw:layer="layout" svg:x1="3.047cm" svg:y1="16.467cm" svg:x2="3.047cm" svg:y2="16.572cm">
                <text:p/>
              </draw:line>
              <draw:line draw:style-name="gr70" draw:text-style-name="P8" draw:layer="layout" svg:x1="3.678cm" svg:y1="16.888cm" svg:x2="3.678cm" svg:y2="16.993cm">
                <text:p/>
              </draw:line>
              <draw:line draw:style-name="gr71" draw:text-style-name="P8" draw:layer="layout" svg:x1="3.678cm" svg:y1="16.888cm" svg:x2="3.047cm" svg:y2="16.467cm">
                <text:p/>
              </draw:line>
              <draw:polygon draw:style-name="gr72" draw:text-style-name="P9" draw:layer="layout" svg:width="0.078cm" svg:height="0.157cm" svg:x="2.894cm" svg:y="16.362cm" svg:viewBox="0 0 79 158" draw:points="0,105 0,0 79,53 79,158">
                <text:p/>
              </draw:polygon>
              <draw:line draw:style-name="gr73" draw:text-style-name="P8" draw:layer="layout" svg:x1="2.736cm" svg:y1="16.257cm" svg:x2="2.736cm" svg:y2="16.573cm">
                <text:p/>
              </draw:line>
              <draw:line draw:style-name="gr74" draw:text-style-name="P8" draw:layer="layout" svg:x1="2.657cm" svg:y1="16.204cm" svg:x2="2.657cm" svg:y2="16.52cm">
                <text:p/>
              </draw:line>
              <draw:line draw:style-name="gr75" draw:text-style-name="P8" draw:layer="layout" svg:x1="2.578cm" svg:y1="16.151cm" svg:x2="2.578cm" svg:y2="16.467cm">
                <text:p/>
              </draw:line>
              <draw:line draw:style-name="gr76" draw:text-style-name="P8" draw:layer="layout" svg:x1="2.499cm" svg:y1="16.099cm" svg:x2="2.499cm" svg:y2="16.415cm">
                <text:p/>
              </draw:line>
              <draw:line draw:style-name="gr77" draw:text-style-name="P8" draw:layer="layout" svg:x1="2.421cm" svg:y1="16.046cm" svg:x2="2.421cm" svg:y2="16.362cm">
                <text:p/>
              </draw:line>
              <draw:polygon draw:style-name="gr78" draw:text-style-name="P5" draw:layer="layout" svg:width="0.078cm" svg:height="0.578cm" svg:x="2.263cm" svg:y="15.836cm" svg:viewBox="0 0 79 579" draw:points="0,526 0,0 79,53 79,579">
                <text:p/>
              </draw:polygon>
              <draw:polygon draw:style-name="gr79" draw:text-style-name="P5" draw:layer="layout" svg:width="0.078cm" svg:height="0.578cm" svg:x="3.721cm" svg:y="16.808cm" svg:viewBox="0 0 79 579" draw:points="0,526 0,0 79,53 79,579">
                <text:p/>
              </draw:polygon>
              <draw:polygon draw:style-name="gr80" draw:text-style-name="P10" draw:layer="layout" svg:width="2.639cm" svg:height="2.286cm" svg:x="2.263cm" svg:y="15.1cm" svg:viewBox="0 0 2640 2287" draw:points="0,1262 0,736 79,788 1261,0 2640,920 2640,1446 1537,2182 1537,2287">
                <text:p/>
              </draw:polygon>
            </draw:g>
          </draw:g>
          <draw:g>
            <draw:polygon draw:style-name="gr81" draw:text-style-name="P11" draw:layer="layout" svg:width="0.322cm" svg:height="0.686cm" svg:x="4.105cm" svg:y="16.668cm" svg:viewBox="0 0 323 687" draw:points="0,471 0,0 323,216 323,687">
              <text:p/>
            </draw:polygon>
            <draw:polygon draw:style-name="gr82" draw:text-style-name="P12" draw:layer="layout" svg:width="0.322cm" svg:height="0.686cm" svg:x="4.428cm" svg:y="16.668cm" svg:viewBox="0 0 323 687" draw:points="0,687 0,216 323,0 323,471">
              <text:p/>
            </draw:polygon>
            <draw:polygon draw:style-name="gr83" draw:text-style-name="P13" draw:layer="layout" svg:width="0.646cm" svg:height="0.431cm" svg:x="4.105cm" svg:y="16.453cm" svg:viewBox="0 0 647 432" draw:points="323,432 0,216 323,0 647,216">
              <text:p/>
            </draw:polygon>
            <draw:polygon draw:style-name="gr84" draw:text-style-name="P10" draw:layer="layout" svg:width="0.646cm" svg:height="0.902cm" svg:x="4.105cm" svg:y="16.453cm" svg:viewBox="0 0 647 903" draw:points="0,687 0,216 323,0 647,216 647,687 323,903">
              <text:p/>
            </draw:polygon>
            <draw:polyline draw:style-name="gr85" draw:text-style-name="P8" draw:layer="layout" svg:width="0.263cm" svg:height="0.195cm" svg:x="4.457cm" svg:y="16.747cm" svg:viewBox="0 0 264 196" draw:points="0,177 59,137 59,196 118,157 118,98 147,79 147,137 177,118 177,59 206,39 206,98 235,79 235,19 264,0">
              <text:p/>
            </draw:polyline>
            <draw:polyline draw:style-name="gr86" draw:text-style-name="P8" draw:layer="layout" svg:width="0.263cm" svg:height="0.176cm" svg:x="4.457cm" svg:y="16.884cm" svg:viewBox="0 0 264 177" draw:points="0,137 30,118 30,177 88,137 88,79 118,59 118,118 177,79 177,19 206,0 206,59 264,19">
              <text:p/>
            </draw:polyline>
            <draw:polyline draw:style-name="gr87" draw:text-style-name="P8" draw:layer="layout" svg:width="0.263cm" svg:height="0.215cm" svg:x="4.458cm" svg:y="16.963cm" svg:viewBox="0 0 264 216" draw:points="0,216 59,177 59,118 118,79 118,137 206,79 206,20 235,0 235,59 264,39">
              <text:p/>
            </draw:polyline>
            <draw:polyline draw:style-name="gr88" draw:text-style-name="P8" draw:layer="layout" svg:width="0.263cm" svg:height="0.215cm" svg:x="4.458cm" svg:y="17.061cm" svg:viewBox="0 0 264 216" draw:points="0,216 30,196 29,137 88,98 88,157 147,118 147,59 177,39 177,98 206,79 206,20 235,0 235,59 264,39">
              <text:p/>
            </draw:polyline>
            <draw:polyline draw:style-name="gr89" draw:text-style-name="P8" draw:layer="layout" svg:width="0.264cm" svg:height="0.391cm" svg:x="4.134cm" svg:y="16.884cm" svg:viewBox="0 0 265 392" draw:points="0,196 30,216 59,177 88,19 147,0 177,79 206,196 206,314 235,373 265,392">
              <text:p/>
            </draw:polyline>
            <draw:polyline draw:style-name="gr90" draw:text-style-name="P8" draw:layer="layout" svg:width="0.264cm" svg:height="0.215cm" svg:x="4.134cm" svg:y="17.002cm" svg:viewBox="0 0 265 216" draw:points="0,39 30,59 59,19 117,0 147,19 177,79 206,137 235,196 265,216">
              <text:p/>
            </draw:polyline>
            <draw:line draw:style-name="gr91" draw:text-style-name="P8" draw:layer="layout" svg:x1="4.134cm" svg:y1="16.826cm" svg:x2="4.399cm" svg:y2="17.003cm">
              <text:p/>
            </draw:line>
            <draw:polygon draw:style-name="gr92" draw:text-style-name="P10" draw:layer="layout" svg:width="0.264cm" svg:height="0.568cm" svg:x="4.134cm" svg:y="16.727cm" svg:viewBox="0 0 265 569" draw:points="0,392 0,0 265,177 265,569">
              <text:p/>
            </draw:polygon>
          </draw:g>
        </draw:g>
        <draw:frame draw:style-name="gr2" draw:text-style-name="P3" draw:layer="layout" svg:width="3.731cm" svg:height="1.031cm" svg:x="1.669cm" svg:y="17.356cm">
          <draw:text-box>
            <text:p text:style-name="P2"><text:span text:style-name="T1">App server 3</text:span></text:p>
          </draw:text-box>
        </draw:frame>
        <draw:custom-shape draw:style-name="gr93" draw:text-style-name="P1" draw:layer="layout" svg:width="8.4cm" svg:height="3.7cm" svg:x="1.1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" draw:layer="layout" svg:width="8.5cm" svg:height="3.8cm" svg:x="1.1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" draw:layer="layout" svg:width="8.5cm" svg:height="3.6cm" svg:x="1.1cm" svg:y="10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" draw:layer="layout" svg:width="8.5cm" svg:height="3.7cm" svg:x="1.1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4" draw:layer="layout" svg:width="3.5cm" svg:height="1.345cm" svg:x="12.3cm" svg:y="3.855cm">
          <draw:text-box>
            <text:p text:style-name="P2"><text:span text:style-name="T2"><text:s/></text:span><text:span text:style-name="T2">Config Server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8" draw:text-style-name="P4" draw:layer="layout" svg:width="1.3cm" svg:height="0.972cm" svg:x="3.599cm" svg:y="3.427cm" svg:viewBox="0 0 1301 973" svg:d="M1 973c108 0 1300-605 1300-789s-167-184-276-184c0 79-1063 394-1024 973z">
              <text:p/>
            </draw:path>
            <draw:g>
              <draw:polygon draw:style-name="gr99" draw:text-style-name="P5" draw:layer="layout" svg:width="1.378cm" svg:height="1.445cm" svg:x="2.142cm" svg:y="2.901cm" svg:viewBox="0 0 1379 1446" draw:points="0,526 0,0 1379,920 1379,1446">
                <text:p/>
              </draw:polygon>
              <draw:polygon draw:style-name="gr100" draw:text-style-name="P6" draw:layer="layout" svg:width="1.181cm" svg:height="1.313cm" svg:x="3.521cm" svg:y="3.033cm" svg:viewBox="0 0 1182 1314" draw:points="0,1314 0,788 1182,0 1182,526">
                <text:p/>
              </draw:polygon>
              <draw:polygon draw:style-name="gr101" draw:text-style-name="P7" draw:layer="layout" svg:width="2.56cm" svg:height="1.707cm" svg:x="2.142cm" svg:y="2.113cm" svg:viewBox="0 0 2561 1708" draw:points="1379,1708 0,788 1182,0 2561,920">
                <text:p/>
              </draw:polygon>
              <draw:line draw:style-name="gr102" draw:text-style-name="P8" draw:layer="layout" svg:x1="2.615cm" svg:y1="3.322cm" svg:x2="2.615cm" svg:y2="3.638cm">
                <text:p/>
              </draw:line>
              <draw:line draw:style-name="gr103" draw:text-style-name="P8" draw:layer="layout" svg:x1="3.482cm" svg:y1="3.996cm" svg:x2="2.851cm" svg:y2="3.575cm">
                <text:p/>
              </draw:line>
              <draw:line draw:style-name="gr104" draw:text-style-name="P8" draw:layer="layout" svg:x1="2.847cm" svg:y1="3.48cm" svg:x2="2.847cm" svg:y2="3.585cm">
                <text:p/>
              </draw:line>
              <draw:line draw:style-name="gr105" draw:text-style-name="P8" draw:layer="layout" svg:x1="3.478cm" svg:y1="3.901cm" svg:x2="3.478cm" svg:y2="4.006cm">
                <text:p/>
              </draw:line>
              <draw:line draw:style-name="gr106" draw:text-style-name="P8" draw:layer="layout" svg:x1="3.478cm" svg:y1="3.901cm" svg:x2="2.847cm" svg:y2="3.48cm">
                <text:p/>
              </draw:line>
              <draw:polygon draw:style-name="gr107" draw:text-style-name="P9" draw:layer="layout" svg:width="0.078cm" svg:height="0.157cm" svg:x="2.694cm" svg:y="3.375cm" svg:viewBox="0 0 79 158" draw:points="0,105 0,0 79,53 79,158">
                <text:p/>
              </draw:polygon>
              <draw:line draw:style-name="gr108" draw:text-style-name="P8" draw:layer="layout" svg:x1="2.536cm" svg:y1="3.27cm" svg:x2="2.536cm" svg:y2="3.586cm">
                <text:p/>
              </draw:line>
              <draw:line draw:style-name="gr109" draw:text-style-name="P8" draw:layer="layout" svg:x1="2.457cm" svg:y1="3.217cm" svg:x2="2.457cm" svg:y2="3.533cm">
                <text:p/>
              </draw:line>
              <draw:line draw:style-name="gr110" draw:text-style-name="P8" draw:layer="layout" svg:x1="2.378cm" svg:y1="3.164cm" svg:x2="2.378cm" svg:y2="3.48cm">
                <text:p/>
              </draw:line>
              <draw:line draw:style-name="gr111" draw:text-style-name="P8" draw:layer="layout" svg:x1="2.299cm" svg:y1="3.112cm" svg:x2="2.299cm" svg:y2="3.428cm">
                <text:p/>
              </draw:line>
              <draw:line draw:style-name="gr112" draw:text-style-name="P8" draw:layer="layout" svg:x1="2.221cm" svg:y1="3.059cm" svg:x2="2.221cm" svg:y2="3.375cm">
                <text:p/>
              </draw:line>
              <draw:polygon draw:style-name="gr113" draw:text-style-name="P5" draw:layer="layout" svg:width="0.078cm" svg:height="0.578cm" svg:x="2.063cm" svg:y="2.849cm" svg:viewBox="0 0 79 579" draw:points="0,526 0,0 79,53 79,579">
                <text:p/>
              </draw:polygon>
              <draw:polygon draw:style-name="gr114" draw:text-style-name="P5" draw:layer="layout" svg:width="0.078cm" svg:height="0.578cm" svg:x="3.521cm" svg:y="3.821cm" svg:viewBox="0 0 79 579" draw:points="0,526 0,0 79,53 79,579">
                <text:p/>
              </draw:polygon>
              <draw:polygon draw:style-name="gr115" draw:text-style-name="P10" draw:layer="layout" svg:width="2.639cm" svg:height="2.286cm" svg:x="2.063cm" svg:y="2.113cm" svg:viewBox="0 0 2640 2287" draw:points="0,1262 0,736 79,788 1261,0 2640,920 2640,1446 1537,2182 1537,2287">
                <text:p/>
              </draw:polygon>
            </draw:g>
          </draw:g>
          <draw:g>
            <draw:polygon draw:style-name="gr116" draw:text-style-name="P11" draw:layer="layout" svg:width="0.322cm" svg:height="0.686cm" svg:x="3.905cm" svg:y="3.681cm" svg:viewBox="0 0 323 687" draw:points="0,471 0,0 323,216 323,687">
              <text:p/>
            </draw:polygon>
            <draw:polygon draw:style-name="gr117" draw:text-style-name="P12" draw:layer="layout" svg:width="0.322cm" svg:height="0.686cm" svg:x="4.228cm" svg:y="3.681cm" svg:viewBox="0 0 323 687" draw:points="0,687 0,216 323,0 323,471">
              <text:p/>
            </draw:polygon>
            <draw:polygon draw:style-name="gr118" draw:text-style-name="P13" draw:layer="layout" svg:width="0.646cm" svg:height="0.431cm" svg:x="3.905cm" svg:y="3.466cm" svg:viewBox="0 0 647 432" draw:points="323,432 0,216 323,0 647,216">
              <text:p/>
            </draw:polygon>
            <draw:polygon draw:style-name="gr119" draw:text-style-name="P10" draw:layer="layout" svg:width="0.646cm" svg:height="0.902cm" svg:x="3.905cm" svg:y="3.466cm" svg:viewBox="0 0 647 903" draw:points="0,687 0,216 323,0 647,216 647,687 323,903">
              <text:p/>
            </draw:polygon>
            <draw:polyline draw:style-name="gr120" draw:text-style-name="P8" draw:layer="layout" svg:width="0.263cm" svg:height="0.195cm" svg:x="4.257cm" svg:y="3.76cm" svg:viewBox="0 0 264 196" draw:points="0,177 59,137 59,196 118,157 118,98 147,79 147,137 177,118 177,59 206,39 206,98 235,79 235,19 264,0">
              <text:p/>
            </draw:polyline>
            <draw:polyline draw:style-name="gr121" draw:text-style-name="P8" draw:layer="layout" svg:width="0.263cm" svg:height="0.176cm" svg:x="4.257cm" svg:y="3.897cm" svg:viewBox="0 0 264 177" draw:points="0,137 30,118 30,177 88,137 88,79 118,59 118,118 177,79 177,19 206,0 206,59 264,19">
              <text:p/>
            </draw:polyline>
            <draw:polyline draw:style-name="gr122" draw:text-style-name="P8" draw:layer="layout" svg:width="0.263cm" svg:height="0.215cm" svg:x="4.258cm" svg:y="3.976cm" svg:viewBox="0 0 264 216" draw:points="0,216 59,177 59,118 118,79 118,137 206,79 206,20 235,0 235,59 264,39">
              <text:p/>
            </draw:polyline>
            <draw:polyline draw:style-name="gr123" draw:text-style-name="P8" draw:layer="layout" svg:width="0.263cm" svg:height="0.215cm" svg:x="4.258cm" svg:y="4.074cm" svg:viewBox="0 0 264 216" draw:points="0,216 30,196 29,137 88,98 88,157 147,118 147,59 177,39 177,98 206,79 206,20 235,0 235,59 264,39">
              <text:p/>
            </draw:polyline>
            <draw:polyline draw:style-name="gr124" draw:text-style-name="P8" draw:layer="layout" svg:width="0.264cm" svg:height="0.391cm" svg:x="3.934cm" svg:y="3.897cm" svg:viewBox="0 0 265 392" draw:points="0,196 30,216 59,177 88,19 147,0 177,79 206,196 206,314 235,373 265,392">
              <text:p/>
            </draw:polyline>
            <draw:polyline draw:style-name="gr125" draw:text-style-name="P8" draw:layer="layout" svg:width="0.264cm" svg:height="0.215cm" svg:x="3.934cm" svg:y="4.015cm" svg:viewBox="0 0 265 216" draw:points="0,39 30,59 59,19 117,0 147,19 177,79 206,137 235,196 265,216">
              <text:p/>
            </draw:polyline>
            <draw:line draw:style-name="gr126" draw:text-style-name="P8" draw:layer="layout" svg:x1="3.934cm" svg:y1="3.839cm" svg:x2="4.199cm" svg:y2="4.016cm">
              <text:p/>
            </draw:line>
            <draw:polygon draw:style-name="gr127" draw:text-style-name="P10" draw:layer="layout" svg:width="0.264cm" svg:height="0.568cm" svg:x="3.934cm" svg:y="3.74cm" svg:viewBox="0 0 265 569" draw:points="0,392 0,0 265,177 265,569">
              <text:p/>
            </draw:polygon>
          </draw:g>
        </draw:g>
        <draw:custom-shape draw:style-name="gr128" draw:text-style-name="P1" xml:id="id2" draw:id="id2" draw:layer="layout" svg:width="16.7cm" svg:height="3.2cm" svg:x="11.6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" draw:layer="layout" svg:width="3.9cm" svg:height="12.6cm" svg:x="12.1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30" draw:text-style-name="P4" draw:layer="layout" svg:width="1.38cm" svg:height="0.935cm" svg:x="26.73cm" svg:y="6.464cm" svg:viewBox="0 0 1381 936" svg:d="M1 936c115 0 1380-582 1380-759s-178-177-293-177c0 76-1129 379-1087 936z">
              <text:p/>
            </draw:path>
            <draw:g>
              <draw:polygon draw:style-name="gr131" draw:text-style-name="P5" draw:layer="layout" svg:width="1.462cm" svg:height="1.39cm" svg:x="25.184cm" svg:y="5.958cm" svg:viewBox="0 0 1463 1391" draw:points="0,506 0,0 1463,885 1463,1391">
                <text:p/>
              </draw:polygon>
              <draw:polygon draw:style-name="gr132" draw:text-style-name="P6" draw:layer="layout" svg:width="1.253cm" svg:height="1.263cm" svg:x="26.647cm" svg:y="6.085cm" svg:viewBox="0 0 1254 1264" draw:points="0,1264 0,758 1254,0 1254,506">
                <text:p/>
              </draw:polygon>
              <draw:polygon draw:style-name="gr133" draw:text-style-name="P7" draw:layer="layout" svg:width="2.717cm" svg:height="1.643cm" svg:x="25.184cm" svg:y="5.2cm" svg:viewBox="0 0 2718 1644" draw:points="1463,1644 0,758 1254,0 2718,885">
                <text:p/>
              </draw:polygon>
              <draw:line draw:style-name="gr134" draw:text-style-name="P8" draw:layer="layout" svg:x1="25.686cm" svg:y1="6.363cm" svg:x2="25.686cm" svg:y2="6.667cm">
                <text:p/>
              </draw:line>
              <draw:line draw:style-name="gr135" draw:text-style-name="P8" draw:layer="layout" svg:x1="26.606cm" svg:y1="7.011cm" svg:x2="25.937cm" svg:y2="6.606cm">
                <text:p/>
              </draw:line>
              <draw:line draw:style-name="gr136" draw:text-style-name="P8" draw:layer="layout" svg:x1="25.933cm" svg:y1="6.515cm" svg:x2="25.933cm" svg:y2="6.616cm">
                <text:p/>
              </draw:line>
              <draw:line draw:style-name="gr137" draw:text-style-name="P8" draw:layer="layout" svg:x1="26.602cm" svg:y1="6.92cm" svg:x2="26.602cm" svg:y2="7.021cm">
                <text:p/>
              </draw:line>
              <draw:line draw:style-name="gr138" draw:text-style-name="P8" draw:layer="layout" svg:x1="26.602cm" svg:y1="6.92cm" svg:x2="25.933cm" svg:y2="6.515cm">
                <text:p/>
              </draw:line>
              <draw:polygon draw:style-name="gr139" draw:text-style-name="P9" draw:layer="layout" svg:width="0.083cm" svg:height="0.151cm" svg:x="25.769cm" svg:y="6.414cm" svg:viewBox="0 0 84 152" draw:points="0,101 0,0 84,51 84,152">
                <text:p/>
              </draw:polygon>
              <draw:line draw:style-name="gr140" draw:text-style-name="P8" draw:layer="layout" svg:x1="25.602cm" svg:y1="6.313cm" svg:x2="25.602cm" svg:y2="6.617cm">
                <text:p/>
              </draw:line>
              <draw:line draw:style-name="gr141" draw:text-style-name="P8" draw:layer="layout" svg:x1="25.518cm" svg:y1="6.262cm" svg:x2="25.518cm" svg:y2="6.566cm">
                <text:p/>
              </draw:line>
              <draw:line draw:style-name="gr142" draw:text-style-name="P8" draw:layer="layout" svg:x1="25.435cm" svg:y1="6.211cm" svg:x2="25.435cm" svg:y2="6.515cm">
                <text:p/>
              </draw:line>
              <draw:line draw:style-name="gr143" draw:text-style-name="P8" draw:layer="layout" svg:x1="25.351cm" svg:y1="6.161cm" svg:x2="25.351cm" svg:y2="6.465cm">
                <text:p/>
              </draw:line>
              <draw:line draw:style-name="gr144" draw:text-style-name="P8" draw:layer="layout" svg:x1="25.267cm" svg:y1="6.11cm" svg:x2="25.267cm" svg:y2="6.414cm">
                <text:p/>
              </draw:line>
              <draw:polygon draw:style-name="gr145" draw:text-style-name="P5" draw:layer="layout" svg:width="0.083cm" svg:height="0.555cm" svg:x="25.1cm" svg:y="5.908cm" svg:viewBox="0 0 84 556" draw:points="0,506 0,0 84,51 84,556">
                <text:p/>
              </draw:polygon>
              <draw:polygon draw:style-name="gr146" draw:text-style-name="P5" draw:layer="layout" svg:width="0.083cm" svg:height="0.555cm" svg:x="26.647cm" svg:y="6.844cm" svg:viewBox="0 0 84 556" draw:points="0,506 0,0 84,51 84,556">
                <text:p/>
              </draw:polygon>
              <draw:polygon draw:style-name="gr147" draw:text-style-name="P10" draw:layer="layout" svg:width="2.801cm" svg:height="2.199cm" svg:x="25.1cm" svg:y="5.2cm" svg:viewBox="0 0 2802 2200" draw:points="0,1214 0,708 84,758 1338,0 2802,885 2802,1391 1631,2099 1631,2200">
                <text:p/>
              </draw:polygon>
            </draw:g>
          </draw:g>
          <draw:g>
            <draw:custom-shape draw:style-name="gr148" draw:text-style-name="P15" draw:layer="layout" svg:width="0.406cm" svg:height="0.629cm" svg:x="27.107cm" svg:y="6.645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49" draw:text-style-name="P16" draw:layer="layout" svg:width="0.406cm" svg:height="0.199cm" svg:x="27.107cm" svg:y="6.6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" draw:text-style-name="P17" draw:layer="layout" svg:width="3.8cm" svg:height="1.031cm" svg:x="12.1cm" svg:y="5.3cm">
          <draw:text-box>
            <text:p text:style-name="P2"><text:span text:style-name="T3">mongod-config-rs0</text:span></text:p>
          </draw:text-box>
        </draw:frame>
        <draw:frame draw:style-name="gr150" draw:text-style-name="P19" draw:layer="layout" svg:width="3.6cm" svg:height="2.201cm" svg:x="12.3cm" svg:y="5.999cm">
          <draw:text-box>
            <text:p text:style-name="P18"><text:span text:style-name="T2">Port: 27018</text:span></text:p>
            <text:p text:style-name="P18"><text:span text:style-name="T2">Replicaset: config</text:span></text:p>
            <text:p text:style-name="P18"><text:span text:style-name="T2">Priority: 3</text:span></text:p>
            <text:p text:style-name="P18"><text:span text:style-name="T2">(Primary)</text:span></text:p>
            <text:p text:style-name="P18"><text:span text:style-name="T2"/></text:p>
          </draw:text-box>
        </draw:frame>
        <draw:frame draw:style-name="gr2" draw:text-style-name="P3" draw:layer="layout" svg:width="3.731cm" svg:height="1.031cm" svg:x="24.669cm" svg:y="7.469cm">
          <draw:text-box>
            <text:p text:style-name="P2"><text:span text:style-name="T1">server0</text:span></text:p>
          </draw:text-box>
        </draw:frame>
        <draw:custom-shape draw:style-name="gr128" draw:text-style-name="P1" xml:id="id3" draw:id="id3" draw:layer="layout" svg:width="16.7cm" svg:height="3.2cm" svg:x="11.6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51" draw:text-style-name="P4" draw:layer="layout" svg:width="1.38cm" svg:height="0.935cm" svg:x="26.73cm" svg:y="10.264cm" svg:viewBox="0 0 1381 936" svg:d="M1 936c115 0 1380-582 1380-759s-178-177-293-177c0 76-1129 379-1087 936z">
              <text:p/>
            </draw:path>
            <draw:g>
              <draw:polygon draw:style-name="gr152" draw:text-style-name="P5" draw:layer="layout" svg:width="1.462cm" svg:height="1.39cm" svg:x="25.184cm" svg:y="9.758cm" svg:viewBox="0 0 1463 1391" draw:points="0,506 0,0 1463,885 1463,1391">
                <text:p/>
              </draw:polygon>
              <draw:polygon draw:style-name="gr153" draw:text-style-name="P6" draw:layer="layout" svg:width="1.253cm" svg:height="1.263cm" svg:x="26.647cm" svg:y="9.885cm" svg:viewBox="0 0 1254 1264" draw:points="0,1264 0,758 1254,0 1254,506">
                <text:p/>
              </draw:polygon>
              <draw:polygon draw:style-name="gr154" draw:text-style-name="P7" draw:layer="layout" svg:width="2.717cm" svg:height="1.643cm" svg:x="25.184cm" svg:y="9cm" svg:viewBox="0 0 2718 1644" draw:points="1463,1644 0,758 1254,0 2718,885">
                <text:p/>
              </draw:polygon>
              <draw:line draw:style-name="gr155" draw:text-style-name="P8" draw:layer="layout" svg:x1="25.686cm" svg:y1="10.163cm" svg:x2="25.686cm" svg:y2="10.467cm">
                <text:p/>
              </draw:line>
              <draw:line draw:style-name="gr156" draw:text-style-name="P8" draw:layer="layout" svg:x1="26.606cm" svg:y1="10.811cm" svg:x2="25.937cm" svg:y2="10.406cm">
                <text:p/>
              </draw:line>
              <draw:line draw:style-name="gr157" draw:text-style-name="P8" draw:layer="layout" svg:x1="25.933cm" svg:y1="10.315cm" svg:x2="25.933cm" svg:y2="10.416cm">
                <text:p/>
              </draw:line>
              <draw:line draw:style-name="gr158" draw:text-style-name="P8" draw:layer="layout" svg:x1="26.602cm" svg:y1="10.72cm" svg:x2="26.602cm" svg:y2="10.821cm">
                <text:p/>
              </draw:line>
              <draw:line draw:style-name="gr159" draw:text-style-name="P8" draw:layer="layout" svg:x1="26.602cm" svg:y1="10.72cm" svg:x2="25.933cm" svg:y2="10.315cm">
                <text:p/>
              </draw:line>
              <draw:polygon draw:style-name="gr160" draw:text-style-name="P9" draw:layer="layout" svg:width="0.083cm" svg:height="0.151cm" svg:x="25.769cm" svg:y="10.214cm" svg:viewBox="0 0 84 152" draw:points="0,101 0,0 84,51 84,152">
                <text:p/>
              </draw:polygon>
              <draw:line draw:style-name="gr161" draw:text-style-name="P8" draw:layer="layout" svg:x1="25.602cm" svg:y1="10.113cm" svg:x2="25.602cm" svg:y2="10.417cm">
                <text:p/>
              </draw:line>
              <draw:line draw:style-name="gr162" draw:text-style-name="P8" draw:layer="layout" svg:x1="25.518cm" svg:y1="10.062cm" svg:x2="25.518cm" svg:y2="10.366cm">
                <text:p/>
              </draw:line>
              <draw:line draw:style-name="gr163" draw:text-style-name="P8" draw:layer="layout" svg:x1="25.435cm" svg:y1="10.011cm" svg:x2="25.435cm" svg:y2="10.315cm">
                <text:p/>
              </draw:line>
              <draw:line draw:style-name="gr164" draw:text-style-name="P8" draw:layer="layout" svg:x1="25.351cm" svg:y1="9.961cm" svg:x2="25.351cm" svg:y2="10.265cm">
                <text:p/>
              </draw:line>
              <draw:line draw:style-name="gr165" draw:text-style-name="P8" draw:layer="layout" svg:x1="25.267cm" svg:y1="9.91cm" svg:x2="25.267cm" svg:y2="10.214cm">
                <text:p/>
              </draw:line>
              <draw:polygon draw:style-name="gr166" draw:text-style-name="P5" draw:layer="layout" svg:width="0.083cm" svg:height="0.555cm" svg:x="25.1cm" svg:y="9.708cm" svg:viewBox="0 0 84 556" draw:points="0,506 0,0 84,51 84,556">
                <text:p/>
              </draw:polygon>
              <draw:polygon draw:style-name="gr167" draw:text-style-name="P5" draw:layer="layout" svg:width="0.083cm" svg:height="0.555cm" svg:x="26.647cm" svg:y="10.644cm" svg:viewBox="0 0 84 556" draw:points="0,506 0,0 84,51 84,556">
                <text:p/>
              </draw:polygon>
              <draw:polygon draw:style-name="gr168" draw:text-style-name="P10" draw:layer="layout" svg:width="2.801cm" svg:height="2.199cm" svg:x="25.1cm" svg:y="9cm" svg:viewBox="0 0 2802 2200" draw:points="0,1214 0,708 84,758 1338,0 2802,885 2802,1391 1631,2099 1631,2200">
                <text:p/>
              </draw:polygon>
            </draw:g>
          </draw:g>
          <draw:g>
            <draw:custom-shape draw:style-name="gr169" draw:text-style-name="P15" draw:layer="layout" svg:width="0.406cm" svg:height="0.629cm" svg:x="27.107cm" svg:y="10.445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70" draw:text-style-name="P16" draw:layer="layout" svg:width="0.406cm" svg:height="0.199cm" svg:x="27.107cm" svg:y="10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" draw:text-style-name="P3" draw:layer="layout" svg:width="3.731cm" svg:height="1.031cm" svg:x="24.669cm" svg:y="11.269cm">
          <draw:text-box>
            <text:p text:style-name="P2"><text:span text:style-name="T1">server1</text:span></text:p>
          </draw:text-box>
        </draw:frame>
        <draw:custom-shape draw:style-name="gr128" draw:text-style-name="P1" xml:id="id4" draw:id="id4" draw:layer="layout" svg:width="16.7cm" svg:height="3.2cm" svg:x="11.6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71" draw:text-style-name="P4" draw:layer="layout" svg:width="1.38cm" svg:height="0.935cm" svg:x="26.73cm" svg:y="14.064cm" svg:viewBox="0 0 1381 936" svg:d="M1 936c115 0 1380-582 1380-759s-178-177-293-177c0 76-1129 379-1087 936z">
              <text:p/>
            </draw:path>
            <draw:g>
              <draw:polygon draw:style-name="gr172" draw:text-style-name="P5" draw:layer="layout" svg:width="1.462cm" svg:height="1.39cm" svg:x="25.184cm" svg:y="13.558cm" svg:viewBox="0 0 1463 1391" draw:points="0,506 0,0 1463,885 1463,1391">
                <text:p/>
              </draw:polygon>
              <draw:polygon draw:style-name="gr173" draw:text-style-name="P6" draw:layer="layout" svg:width="1.253cm" svg:height="1.263cm" svg:x="26.647cm" svg:y="13.685cm" svg:viewBox="0 0 1254 1264" draw:points="0,1264 0,758 1254,0 1254,506">
                <text:p/>
              </draw:polygon>
              <draw:polygon draw:style-name="gr174" draw:text-style-name="P7" draw:layer="layout" svg:width="2.717cm" svg:height="1.643cm" svg:x="25.184cm" svg:y="12.8cm" svg:viewBox="0 0 2718 1644" draw:points="1463,1644 0,758 1254,0 2718,885">
                <text:p/>
              </draw:polygon>
              <draw:line draw:style-name="gr175" draw:text-style-name="P8" draw:layer="layout" svg:x1="25.686cm" svg:y1="13.963cm" svg:x2="25.686cm" svg:y2="14.267cm">
                <text:p/>
              </draw:line>
              <draw:line draw:style-name="gr176" draw:text-style-name="P8" draw:layer="layout" svg:x1="26.606cm" svg:y1="14.611cm" svg:x2="25.937cm" svg:y2="14.206cm">
                <text:p/>
              </draw:line>
              <draw:line draw:style-name="gr177" draw:text-style-name="P8" draw:layer="layout" svg:x1="25.933cm" svg:y1="14.115cm" svg:x2="25.933cm" svg:y2="14.216cm">
                <text:p/>
              </draw:line>
              <draw:line draw:style-name="gr178" draw:text-style-name="P8" draw:layer="layout" svg:x1="26.602cm" svg:y1="14.52cm" svg:x2="26.602cm" svg:y2="14.621cm">
                <text:p/>
              </draw:line>
              <draw:line draw:style-name="gr179" draw:text-style-name="P8" draw:layer="layout" svg:x1="26.602cm" svg:y1="14.52cm" svg:x2="25.933cm" svg:y2="14.115cm">
                <text:p/>
              </draw:line>
              <draw:polygon draw:style-name="gr180" draw:text-style-name="P9" draw:layer="layout" svg:width="0.083cm" svg:height="0.151cm" svg:x="25.769cm" svg:y="14.014cm" svg:viewBox="0 0 84 152" draw:points="0,101 0,0 84,51 84,152">
                <text:p/>
              </draw:polygon>
              <draw:line draw:style-name="gr181" draw:text-style-name="P8" draw:layer="layout" svg:x1="25.602cm" svg:y1="13.913cm" svg:x2="25.602cm" svg:y2="14.217cm">
                <text:p/>
              </draw:line>
              <draw:line draw:style-name="gr182" draw:text-style-name="P8" draw:layer="layout" svg:x1="25.518cm" svg:y1="13.862cm" svg:x2="25.518cm" svg:y2="14.166cm">
                <text:p/>
              </draw:line>
              <draw:line draw:style-name="gr183" draw:text-style-name="P8" draw:layer="layout" svg:x1="25.435cm" svg:y1="13.811cm" svg:x2="25.435cm" svg:y2="14.115cm">
                <text:p/>
              </draw:line>
              <draw:line draw:style-name="gr184" draw:text-style-name="P8" draw:layer="layout" svg:x1="25.351cm" svg:y1="13.761cm" svg:x2="25.351cm" svg:y2="14.065cm">
                <text:p/>
              </draw:line>
              <draw:line draw:style-name="gr185" draw:text-style-name="P8" draw:layer="layout" svg:x1="25.267cm" svg:y1="13.71cm" svg:x2="25.267cm" svg:y2="14.014cm">
                <text:p/>
              </draw:line>
              <draw:polygon draw:style-name="gr186" draw:text-style-name="P5" draw:layer="layout" svg:width="0.083cm" svg:height="0.555cm" svg:x="25.1cm" svg:y="13.508cm" svg:viewBox="0 0 84 556" draw:points="0,506 0,0 84,51 84,556">
                <text:p/>
              </draw:polygon>
              <draw:polygon draw:style-name="gr187" draw:text-style-name="P5" draw:layer="layout" svg:width="0.083cm" svg:height="0.555cm" svg:x="26.647cm" svg:y="14.444cm" svg:viewBox="0 0 84 556" draw:points="0,506 0,0 84,51 84,556">
                <text:p/>
              </draw:polygon>
              <draw:polygon draw:style-name="gr188" draw:text-style-name="P10" draw:layer="layout" svg:width="2.801cm" svg:height="2.199cm" svg:x="25.1cm" svg:y="12.8cm" svg:viewBox="0 0 2802 2200" draw:points="0,1214 0,708 84,758 1338,0 2802,885 2802,1391 1631,2099 1631,2200">
                <text:p/>
              </draw:polygon>
            </draw:g>
          </draw:g>
          <draw:g>
            <draw:custom-shape draw:style-name="gr189" draw:text-style-name="P15" draw:layer="layout" svg:width="0.406cm" svg:height="0.629cm" svg:x="27.107cm" svg:y="14.245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90" draw:text-style-name="P16" draw:layer="layout" svg:width="0.406cm" svg:height="0.199cm" svg:x="27.107cm" svg:y="14.2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" draw:text-style-name="P3" draw:layer="layout" svg:width="3.731cm" svg:height="1.031cm" svg:x="24.669cm" svg:y="15.069cm">
          <draw:text-box>
            <text:p text:style-name="P2"><text:span text:style-name="T1">server2</text:span></text:p>
          </draw:text-box>
        </draw:frame>
        <draw:frame draw:style-name="gr1" draw:text-style-name="P1" draw:layer="layout" svg:width="4.1cm" svg:height="3.1cm" svg:x="12cm" svg:y="9cm">
          <draw:image xlink:href="Pictures/10000DC7000012B500001AE1E3AFFDB5D420382D.svg" xlink:type="simple" xlink:show="embed" xlink:actuate="onLoad">
            <text:p/>
          </draw:image>
          <draw:image xlink:href="Pictures/10000201000000B5000001047B3E8837B20C5968.png" xlink:type="simple" xlink:show="embed" xlink:actuate="onLoad"/>
        </draw:frame>
        <draw:frame draw:style-name="gr1" draw:text-style-name="P1" draw:layer="layout" svg:width="4.1cm" svg:height="3.1cm" svg:x="12.1cm" svg:y="12.8cm">
          <draw:image xlink:href="Pictures/10000E39000012B500001AE1F2D9188DF7A1E9D8.svg" xlink:type="simple" xlink:show="embed" xlink:actuate="onLoad">
            <text:p/>
          </draw:image>
          <draw:image xlink:href="Pictures/10000201000000B50000010404AC10C8F5FA2FF7.png" xlink:type="simple" xlink:show="embed" xlink:actuate="onLoad"/>
        </draw:frame>
        <draw:frame draw:style-name="gr150" draw:text-style-name="P19" draw:layer="layout" svg:width="3.6cm" svg:height="2.201cm" svg:x="12.3cm" svg:y="9.699cm">
          <draw:text-box>
            <text:p text:style-name="P18"><text:span text:style-name="T2">Port: 27018</text:span></text:p>
            <text:p text:style-name="P18"><text:span text:style-name="T2">Replicaset: config</text:span></text:p>
            <text:p text:style-name="P18"><text:span text:style-name="T2">Priority: 2</text:span></text:p>
            <text:p text:style-name="P18"><text:span text:style-name="T2">(1º Secondary</text:span><text:span text:style-name="T2">)</text:span></text:p>
            <text:p text:style-name="P18"><text:span text:style-name="T2"/></text:p>
          </draw:text-box>
        </draw:frame>
        <draw:frame draw:style-name="gr150" draw:text-style-name="P19" draw:layer="layout" svg:width="3.6cm" svg:height="2.201cm" svg:x="12.3cm" svg:y="13.5cm">
          <draw:text-box>
            <text:p text:style-name="P18"><text:span text:style-name="T2">Port: 27018</text:span></text:p>
            <text:p text:style-name="P18"><text:span text:style-name="T2">Replicaset: config</text:span></text:p>
            <text:p text:style-name="P18"><text:span text:style-name="T2">Priority: 1</text:span></text:p>
            <text:p text:style-name="P18"><text:span text:style-name="T2">(2º Secondary</text:span><text:span text:style-name="T2">)</text:span></text:p>
            <text:p text:style-name="P18"><text:span text:style-name="T2"/></text:p>
          </draw:text-box>
        </draw:frame>
        <draw:frame draw:style-name="gr1" draw:text-style-name="P1" draw:layer="layout" svg:width="4.1cm" svg:height="3.1cm" svg:x="16.3cm" svg:y="9cm">
          <draw:image xlink:href="Pictures/1000116F000012B500001AE1BD21A2C981117D88.svg" xlink:type="simple" xlink:show="embed" xlink:actuate="onLoad">
            <text:p/>
          </draw:image>
          <draw:image xlink:href="Pictures/10000201000000B500000104A6E0A1AD3364AF0D.png" xlink:type="simple" xlink:show="embed" xlink:actuate="onLoad"/>
        </draw:frame>
        <draw:frame draw:style-name="gr191" draw:text-style-name="P14" draw:layer="layout" svg:width="3.4cm" svg:height="1.421cm" svg:x="16.6cm" svg:y="3.855cm">
          <draw:text-box>
            <text:p text:style-name="P2"><text:span text:style-name="T2">Shard Server 0</text:span></text:p>
          </draw:text-box>
        </draw:frame>
        <draw:custom-shape draw:style-name="gr129" draw:text-style-name="P1" draw:layer="layout" svg:width="3.9cm" svg:height="12.6cm" svg:x="16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2" draw:text-style-name="P19" draw:layer="layout" svg:width="3.7cm" svg:height="2.591cm" svg:x="16.5cm" svg:y="9.709cm">
          <draw:text-box>
            <text:p text:style-name="P18"><text:span text:style-name="T2">Port: 27019</text:span></text:p>
            <text:p text:style-name="P18"><text:span text:style-name="T2">Replicaset: shard0</text:span></text:p>
            <text:p text:style-name="P18"><text:span text:style-name="T2">Priority: 3</text:span></text:p>
            <text:p text:style-name="P18"><text:span text:style-name="T2">(Primary</text:span><text:span text:style-name="T2">)</text:span></text:p>
            <text:p text:style-name="P18"><text:span text:style-name="T2"/></text:p>
          </draw:text-box>
        </draw:frame>
        <draw:frame draw:style-name="gr1" draw:text-style-name="P1" draw:layer="layout" svg:width="4.1cm" svg:height="3.1cm" svg:x="16.3cm" svg:y="12.8cm">
          <draw:image xlink:href="Pictures/10000DC7000012B500001AE1E3AFFDB5D420382D.svg" xlink:type="simple" xlink:show="embed" xlink:actuate="onLoad">
            <text:p/>
          </draw:image>
          <draw:image xlink:href="Pictures/10000201000000B5000001047B3E8837B20C5968.png" xlink:type="simple" xlink:show="embed" xlink:actuate="onLoad"/>
        </draw:frame>
        <draw:frame draw:style-name="gr1" draw:text-style-name="P1" draw:layer="layout" svg:width="4.1cm" svg:height="3.1cm" svg:x="16.4cm" svg:y="5.2cm">
          <draw:image xlink:href="Pictures/10000E39000012B500001AE1F2D9188DF7A1E9D8.svg" xlink:type="simple" xlink:show="embed" xlink:actuate="onLoad">
            <text:p/>
          </draw:image>
          <draw:image xlink:href="Pictures/10000201000000B50000010404AC10C8F5FA2FF7.png" xlink:type="simple" xlink:show="embed" xlink:actuate="onLoad"/>
        </draw:frame>
        <draw:frame draw:style-name="gr2" draw:text-style-name="P17" draw:layer="layout" svg:width="4cm" svg:height="1.031cm" svg:x="16.3cm" svg:y="12.855cm">
          <draw:text-box>
            <text:p text:style-name="P2"><text:span text:style-name="T3">mongod-shard0-rs2</text:span></text:p>
          </draw:text-box>
        </draw:frame>
        <draw:frame draw:style-name="gr2" draw:text-style-name="P17" draw:layer="layout" svg:width="3.9cm" svg:height="1.031cm" svg:x="16.4cm" svg:y="5.3cm">
          <draw:text-box>
            <text:p text:style-name="P2"><text:span text:style-name="T3">mongod-shard0-rs0</text:span></text:p>
          </draw:text-box>
        </draw:frame>
        <draw:frame draw:style-name="gr150" draw:text-style-name="P19" draw:layer="layout" svg:width="3.8cm" svg:height="2.201cm" svg:x="16.6cm" svg:y="13.499cm">
          <draw:text-box>
            <text:p text:style-name="P18"><text:span text:style-name="T2">Port: 27019</text:span></text:p>
            <text:p text:style-name="P18"><text:span text:style-name="T2">Replicaset: shard0</text:span></text:p>
            <text:p text:style-name="P18"><text:span text:style-name="T2">Priority: 2</text:span></text:p>
            <text:p text:style-name="P18"><text:span text:style-name="T2">(1º Secondary</text:span><text:span text:style-name="T2">)</text:span></text:p>
            <text:p text:style-name="P18"><text:span text:style-name="T2"/></text:p>
          </draw:text-box>
        </draw:frame>
        <draw:frame draw:style-name="gr192" draw:text-style-name="P19" draw:layer="layout" svg:width="3.7cm" svg:height="2.591cm" svg:x="16.6cm" svg:y="5.9cm">
          <draw:text-box>
            <text:p text:style-name="P18"><text:span text:style-name="T2">Port: 27019</text:span></text:p>
            <text:p text:style-name="P18"><text:span text:style-name="T2">Replicaset: shard0</text:span></text:p>
            <text:p text:style-name="P18"><text:span text:style-name="T2">Priority: 1</text:span></text:p>
            <text:p text:style-name="P18"><text:span text:style-name="T2">(2º Secondary</text:span><text:span text:style-name="T2">)</text:span></text:p>
            <text:p text:style-name="P18"><text:span text:style-name="T2"/></text:p>
          </draw:text-box>
        </draw:frame>
        <draw:frame draw:style-name="gr1" draw:text-style-name="P1" draw:layer="layout" svg:width="4.1cm" svg:height="3.1cm" svg:x="20.7cm" svg:y="12.8cm">
          <draw:image xlink:href="Pictures/1000116F000012B500001AE1BD21A2C981117D88.svg" xlink:type="simple" xlink:show="embed" xlink:actuate="onLoad">
            <text:p/>
          </draw:image>
          <draw:image xlink:href="Pictures/10000201000000B500000104A6E0A1AD3364AF0D.png" xlink:type="simple" xlink:show="embed" xlink:actuate="onLoad"/>
        </draw:frame>
        <draw:frame draw:style-name="gr193" draw:text-style-name="P14" draw:layer="layout" svg:width="3.5cm" svg:height="0.787cm" svg:x="21cm" svg:y="3.813cm">
          <draw:text-box>
            <text:p text:style-name="P2"><text:span text:style-name="T2">Shard Server 1</text:span></text:p>
          </draw:text-box>
        </draw:frame>
        <draw:custom-shape draw:style-name="gr129" draw:text-style-name="P1" draw:layer="layout" svg:width="3.9cm" svg:height="12.6cm" svg:x="20.8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2" draw:text-style-name="P19" draw:layer="layout" svg:width="3.7cm" svg:height="2.591cm" svg:x="20.9cm" svg:y="13.5cm">
          <draw:text-box>
            <text:p text:style-name="P18"><text:span text:style-name="T2">Port: 27020</text:span></text:p>
            <text:p text:style-name="P18"><text:span text:style-name="T2">Replicaset: shard1</text:span></text:p>
            <text:p text:style-name="P18"><text:span text:style-name="T2">Priority: 3</text:span></text:p>
            <text:p text:style-name="P18"><text:span text:style-name="T2">(Primary</text:span><text:span text:style-name="T2">)</text:span></text:p>
            <text:p text:style-name="P18"><text:span text:style-name="T2"/></text:p>
          </draw:text-box>
        </draw:frame>
        <draw:frame draw:style-name="gr1" draw:text-style-name="P1" draw:layer="layout" svg:width="4.1cm" svg:height="3.1cm" svg:x="20.7cm" svg:y="5.2cm">
          <draw:image xlink:href="Pictures/10000DC7000012B500001AE1E3AFFDB5D420382D.svg" xlink:type="simple" xlink:show="embed" xlink:actuate="onLoad">
            <text:p/>
          </draw:image>
          <draw:image xlink:href="Pictures/10000201000000B5000001047B3E8837B20C5968.png" xlink:type="simple" xlink:show="embed" xlink:actuate="onLoad"/>
        </draw:frame>
        <draw:frame draw:style-name="gr1" draw:text-style-name="P1" draw:layer="layout" svg:width="4.1cm" svg:height="3.1cm" svg:x="20.8cm" svg:y="9cm">
          <draw:image xlink:href="Pictures/10000E39000012B500001AE1F2D9188DF7A1E9D8.svg" xlink:type="simple" xlink:show="embed" xlink:actuate="onLoad">
            <text:p/>
          </draw:image>
          <draw:image xlink:href="Pictures/10000201000000B50000010404AC10C8F5FA2FF7.png" xlink:type="simple" xlink:show="embed" xlink:actuate="onLoad"/>
        </draw:frame>
        <draw:frame draw:style-name="gr2" draw:text-style-name="P17" draw:layer="layout" svg:width="4cm" svg:height="1.031cm" svg:x="20.7cm" svg:y="5.255cm">
          <draw:text-box>
            <text:p text:style-name="P2"><text:span text:style-name="T3">mongod-shard1-rs0</text:span></text:p>
          </draw:text-box>
        </draw:frame>
        <draw:frame draw:style-name="gr150" draw:text-style-name="P19" draw:layer="layout" svg:width="3.8cm" svg:height="2.201cm" svg:x="21cm" svg:y="5.833cm">
          <draw:text-box>
            <text:p text:style-name="P18"><text:span text:style-name="T2">Port: 27020</text:span></text:p>
            <text:p text:style-name="P18"><text:span text:style-name="T2">Replicaset: shard1</text:span></text:p>
            <text:p text:style-name="P18"><text:span text:style-name="T2">Priority: 2</text:span></text:p>
            <text:p text:style-name="P18"><text:span text:style-name="T2">(1º Secondary)</text:span></text:p>
            <text:p text:style-name="P18"><text:span text:style-name="T2"/></text:p>
          </draw:text-box>
        </draw:frame>
        <draw:frame draw:style-name="gr192" draw:text-style-name="P19" draw:layer="layout" svg:width="3.7cm" svg:height="2.591cm" svg:x="20.9cm" svg:y="9.7cm">
          <draw:text-box>
            <text:p text:style-name="P18"><text:span text:style-name="T2">Port: 27020</text:span></text:p>
            <text:p text:style-name="P18"><text:span text:style-name="T2">Replicaset: shard1</text:span></text:p>
            <text:p text:style-name="P18"><text:span text:style-name="T2">Priority: 1</text:span></text:p>
            <text:p text:style-name="P18"><text:span text:style-name="T2">(2º Secondary</text:span><text:span text:style-name="T2">)</text:span></text:p>
            <text:p text:style-name="P18"><text:span text:style-name="T2"/></text:p>
          </draw:text-box>
        </draw:frame>
        <draw:frame draw:style-name="gr1" draw:text-style-name="P1" draw:layer="layout" svg:width="3.988cm" svg:height="3.1cm" svg:x="5.5cm" svg:y="2.1cm">
          <draw:image xlink:href="Pictures/10000DD8000012B500001AE1276646291D7C54E0.svg" xlink:type="simple" xlink:show="embed" xlink:actuate="onLoad">
            <text:p/>
          </draw:image>
          <draw:image xlink:href="Pictures/10000201000000B500000104D186E5578243A90D.png" xlink:type="simple" xlink:show="embed" xlink:actuate="onLoad"/>
        </draw:frame>
        <draw:frame draw:style-name="gr194" draw:text-style-name="P17" draw:layer="layout" svg:width="3.3cm" svg:height="0.645cm" svg:x="5.788cm" svg:y="2.2cm">
          <draw:text-box>
            <text:p text:style-name="P2"><text:span text:style-name="T3">mongos</text:span></text:p>
          </draw:text-box>
        </draw:frame>
        <draw:frame draw:style-name="gr150" draw:text-style-name="P19" xml:id="id1" draw:id="id1" draw:layer="layout" svg:width="3.6cm" svg:height="2.201cm" svg:x="5.788cm" svg:y="2.8cm">
          <draw:text-box>
            <text:p text:style-name="P18"><text:span text:style-name="T2">Port: 27017</text:span></text:p>
            <text:p text:style-name="P18"><text:span text:style-name="T2"/></text:p>
            <text:p text:style-name="P18"><text:span text:style-name="T2"/></text:p>
            <text:p text:style-name="P18"><text:span text:style-name="T2"/></text:p>
          </draw:text-box>
        </draw:frame>
        <draw:frame draw:style-name="gr1" draw:text-style-name="P1" draw:layer="layout" svg:width="3.988cm" svg:height="3.1cm" svg:x="5.512cm" svg:y="6.6cm">
          <draw:image xlink:href="Pictures/10000DD8000012B500001AE1276646291D7C54E0.svg" xlink:type="simple" xlink:show="embed" xlink:actuate="onLoad">
            <text:p/>
          </draw:image>
          <draw:image xlink:href="Pictures/10000201000000B500000104D186E5578243A90D.png" xlink:type="simple" xlink:show="embed" xlink:actuate="onLoad"/>
        </draw:frame>
        <draw:frame draw:style-name="gr194" draw:text-style-name="P17" draw:layer="layout" svg:width="3.3cm" svg:height="0.645cm" svg:x="5.8cm" svg:y="6.7cm">
          <draw:text-box>
            <text:p text:style-name="P2"><text:span text:style-name="T3">mongos</text:span></text:p>
          </draw:text-box>
        </draw:frame>
        <draw:frame draw:style-name="gr150" draw:text-style-name="P19" xml:id="id5" draw:id="id5" draw:layer="layout" svg:width="3.6cm" svg:height="2.201cm" svg:x="5.8cm" svg:y="7.3cm">
          <draw:text-box>
            <text:p text:style-name="P18"><text:span text:style-name="T2">Port: 27017</text:span></text:p>
            <text:p text:style-name="P18"><text:span text:style-name="T2"/></text:p>
            <text:p text:style-name="P18"><text:span text:style-name="T2"/></text:p>
            <text:p text:style-name="P18"><text:span text:style-name="T2"/></text:p>
          </draw:text-box>
        </draw:frame>
        <draw:frame draw:style-name="gr1" draw:text-style-name="P1" draw:layer="layout" svg:width="3.988cm" svg:height="3.1cm" svg:x="5.5cm" svg:y="11cm">
          <draw:image xlink:href="Pictures/10000DD8000012B500001AE1276646291D7C54E0.svg" xlink:type="simple" xlink:show="embed" xlink:actuate="onLoad">
            <text:p/>
          </draw:image>
          <draw:image xlink:href="Pictures/10000201000000B500000104D186E5578243A90D.png" xlink:type="simple" xlink:show="embed" xlink:actuate="onLoad"/>
        </draw:frame>
        <draw:frame draw:style-name="gr194" draw:text-style-name="P17" draw:layer="layout" svg:width="3.3cm" svg:height="0.645cm" svg:x="5.788cm" svg:y="11.1cm">
          <draw:text-box>
            <text:p text:style-name="P2"><text:span text:style-name="T3">mongos</text:span></text:p>
          </draw:text-box>
        </draw:frame>
        <draw:frame draw:style-name="gr150" draw:text-style-name="P19" xml:id="id6" draw:id="id6" draw:layer="layout" svg:width="3.6cm" svg:height="2.201cm" svg:x="5.788cm" svg:y="11.7cm">
          <draw:text-box>
            <text:p text:style-name="P18"><text:span text:style-name="T2">Port: 27017</text:span></text:p>
            <text:p text:style-name="P18"><text:span text:style-name="T2"/></text:p>
            <text:p text:style-name="P18"><text:span text:style-name="T2"/></text:p>
            <text:p text:style-name="P18"><text:span text:style-name="T2"/></text:p>
          </draw:text-box>
        </draw:frame>
        <draw:frame draw:style-name="gr1" draw:text-style-name="P1" draw:layer="layout" svg:width="3.988cm" svg:height="3.1cm" svg:x="5.4cm" svg:y="15.2cm">
          <draw:image xlink:href="Pictures/10000DD8000012B500001AE1276646291D7C54E0.svg" xlink:type="simple" xlink:show="embed" xlink:actuate="onLoad">
            <text:p/>
          </draw:image>
          <draw:image xlink:href="Pictures/10000201000000B500000104D186E5578243A90D.png" xlink:type="simple" xlink:show="embed" xlink:actuate="onLoad"/>
        </draw:frame>
        <draw:frame draw:style-name="gr194" draw:text-style-name="P17" draw:layer="layout" svg:width="3.3cm" svg:height="0.645cm" svg:x="5.688cm" svg:y="15.3cm">
          <draw:text-box>
            <text:p text:style-name="P2"><text:span text:style-name="T3">mongos</text:span></text:p>
          </draw:text-box>
        </draw:frame>
        <draw:frame draw:style-name="gr150" draw:text-style-name="P19" xml:id="id7" draw:id="id7" draw:layer="layout" svg:width="3.6cm" svg:height="2.201cm" svg:x="5.688cm" svg:y="15.9cm">
          <draw:text-box>
            <text:p text:style-name="P18"><text:span text:style-name="T2">Port: 27017</text:span></text:p>
            <text:p text:style-name="P18"><text:span text:style-name="T2"/></text:p>
            <text:p text:style-name="P18"><text:span text:style-name="T2"/></text:p>
            <text:p text:style-name="P18"><text:span text:style-name="T2"/></text:p>
          </draw:text-box>
        </draw:frame>
        <draw:connector draw:style-name="gr195" draw:text-style-name="P1" draw:layer="layout" draw:type="line" svg:x1="9.388cm" svg:y1="3.9cm" svg:x2="11.6cm" svg:y2="6.7cm" draw:start-shape="id1" draw:start-glue-point="1" draw:end-shape="id2" svg:d="M9388 3900l2212 2800" svg:viewBox="0 0 2213 2801">
          <text:p/>
        </draw:connector>
        <draw:connector draw:style-name="gr195" draw:text-style-name="P1" draw:layer="layout" draw:type="line" svg:x1="9.388cm" svg:y1="3.9cm" svg:x2="11.6cm" svg:y2="10.5cm" draw:start-shape="id1" draw:start-glue-point="1" draw:end-shape="id3" draw:end-glue-point="3" svg:d="M9388 3900l2212 6600" svg:viewBox="0 0 2213 6601">
          <text:p/>
        </draw:connector>
        <draw:connector draw:style-name="gr195" draw:text-style-name="P1" draw:layer="layout" draw:type="line" svg:x1="9.388cm" svg:y1="3.9cm" svg:x2="11.6cm" svg:y2="14.3cm" draw:start-shape="id1" draw:start-glue-point="1" draw:end-shape="id4" svg:d="M9388 3900l2212 10400" svg:viewBox="0 0 2213 10401">
          <text:p/>
        </draw:connector>
        <draw:connector draw:style-name="gr195" draw:text-style-name="P1" draw:layer="layout" draw:type="line" svg:x1="9.4cm" svg:y1="8.4cm" svg:x2="11.6cm" svg:y2="6.7cm" draw:start-shape="id5" draw:start-glue-point="1" draw:end-shape="id2" svg:d="M9400 8400l2200-1700" svg:viewBox="0 0 2201 1701">
          <text:p/>
        </draw:connector>
        <draw:connector draw:style-name="gr195" draw:text-style-name="P1" draw:layer="layout" draw:type="line" svg:x1="9.4cm" svg:y1="8.4cm" svg:x2="11.6cm" svg:y2="10.5cm" draw:start-shape="id5" draw:start-glue-point="1" draw:end-shape="id3" svg:d="M9400 8400l2200 2100" svg:viewBox="0 0 2201 2101">
          <text:p/>
        </draw:connector>
        <draw:connector draw:style-name="gr195" draw:text-style-name="P1" draw:layer="layout" draw:type="line" svg:x1="9.4cm" svg:y1="8.4cm" svg:x2="11.6cm" svg:y2="14.3cm" draw:start-shape="id5" draw:end-shape="id4" draw:end-glue-point="3" svg:d="M9400 8400l2200 5900" svg:viewBox="0 0 2201 5901">
          <text:p/>
        </draw:connector>
        <draw:connector draw:style-name="gr195" draw:text-style-name="P1" draw:layer="layout" draw:type="line" svg:x1="9.388cm" svg:y1="12.8cm" svg:x2="11.6cm" svg:y2="6.7cm" draw:start-shape="id6" draw:start-glue-point="1" draw:end-shape="id2" draw:end-glue-point="3" svg:d="M9388 12800l2212-6100" svg:viewBox="0 0 2213 6101">
          <text:p/>
        </draw:connector>
        <draw:connector draw:style-name="gr195" draw:text-style-name="P1" draw:layer="layout" draw:type="line" svg:x1="9.388cm" svg:y1="12.8cm" svg:x2="11.6cm" svg:y2="10.5cm" draw:start-shape="id6" draw:start-glue-point="1" draw:end-shape="id3" draw:end-glue-point="3" svg:d="M9388 12800l2212-2300" svg:viewBox="0 0 2213 2301">
          <text:p/>
        </draw:connector>
        <draw:connector draw:style-name="gr195" draw:text-style-name="P1" draw:layer="layout" draw:type="line" svg:x1="9.388cm" svg:y1="12.8cm" svg:x2="11.6cm" svg:y2="14.3cm" draw:start-shape="id6" draw:start-glue-point="1" draw:end-shape="id4" draw:end-glue-point="3" svg:d="M9388 12800l2212 1500" svg:viewBox="0 0 2213 1501">
          <text:p/>
        </draw:connector>
        <draw:connector draw:style-name="gr195" draw:text-style-name="P1" draw:layer="layout" draw:type="line" svg:x1="9.288cm" svg:y1="17cm" svg:x2="11.6cm" svg:y2="14.3cm" draw:start-shape="id7" draw:start-glue-point="1" draw:end-shape="id4" draw:end-glue-point="3" svg:d="M9288 17000l2312-2700" svg:viewBox="0 0 2313 2701">
          <text:p/>
        </draw:connector>
        <draw:connector draw:style-name="gr195" draw:text-style-name="P1" draw:layer="layout" draw:type="line" svg:x1="9.288cm" svg:y1="17cm" svg:x2="11.6cm" svg:y2="10.5cm" draw:start-shape="id7" draw:start-glue-point="1" draw:end-shape="id3" draw:end-glue-point="3" svg:d="M9288 17000l2312-6500" svg:viewBox="0 0 2313 6501">
          <text:p/>
        </draw:connector>
        <draw:connector draw:style-name="gr195" draw:text-style-name="P1" draw:layer="layout" draw:type="line" svg:x1="9.288cm" svg:y1="17cm" svg:x2="11.6cm" svg:y2="6.7cm" draw:start-shape="id7" draw:start-glue-point="1" draw:end-shape="id2" draw:end-glue-point="3" svg:d="M9288 17000l2312-10300" svg:viewBox="0 0 2313 10301">
          <text:p/>
        </draw:connector>
        <draw:frame draw:style-name="gr2" draw:text-style-name="P17" draw:layer="layout" svg:width="3.8cm" svg:height="1.031cm" svg:x="12.1cm" svg:y="9.1cm">
          <draw:text-box>
            <text:p text:style-name="P2"><text:span text:style-name="T3">mongod-config-rs1</text:span></text:p>
          </draw:text-box>
        </draw:frame>
        <draw:frame draw:style-name="gr2" draw:text-style-name="P17" draw:layer="layout" svg:width="3.8cm" svg:height="1.031cm" svg:x="12.2cm" svg:y="12.869cm">
          <draw:text-box>
            <text:p text:style-name="P2"><text:span text:style-name="T3">mongod-config-rs2</text:span></text:p>
          </draw:text-box>
        </draw:frame>
        <draw:frame draw:style-name="gr2" draw:text-style-name="P17" draw:layer="layout" svg:width="3.9cm" svg:height="1.031cm" svg:x="16.4cm" svg:y="9.069cm">
          <draw:text-box>
            <text:p text:style-name="P2"><text:span text:style-name="T3">mongod-shard0-rs1</text:span></text:p>
          </draw:text-box>
        </draw:frame>
        <draw:frame draw:style-name="gr2" draw:text-style-name="P17" draw:layer="layout" svg:width="4cm" svg:height="1.031cm" svg:x="20.7cm" svg:y="9.1cm">
          <draw:text-box>
            <text:p text:style-name="P2"><text:span text:style-name="T3">mongod-shard1-rs1</text:span></text:p>
          </draw:text-box>
        </draw:frame>
        <draw:frame draw:style-name="gr2" draw:text-style-name="P17" draw:layer="layout" svg:width="4cm" svg:height="1.031cm" svg:x="20.7cm" svg:y="12.9cm">
          <draw:text-box>
            <text:p text:style-name="P2"><text:span text:style-name="T3">mongod-shard1-rs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Blue_20_Linear_20_T" draw:display-name="Light Blue Linear T" draw:style="linear" draw:start-color="#93d4f0" draw:end-color="#e9f6fc" draw:start-intensity="100%" draw:end-intensity="100%" draw:angle="0" draw:border="10%"/>
    <draw:gradient draw:name="Light_20_Blue_20_Square_20_BR" draw:display-name="Light Blue Square BR" draw:style="square" draw:cx="30%" draw:cy="30%" draw:start-color="#93d4f0" draw:end-color="#e9f6fc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0:04:46.763000000</meta:creation-date>
    <dc:date>2018-08-23T17:22:29.698000000</dc:date>
    <meta:editing-duration>PT1H9M48S</meta:editing-duration>
    <meta:editing-cycles>13</meta:editing-cycles>
    <meta:generator>LibreOffice/5.4.1.2$Windows_X86_64 LibreOffice_project/ea7cb86e6eeb2bf3a5af73a8f7777ac570321527</meta:generator>
    <meta:print-date>2017-12-08T11:41:16.358000000</meta:print-date>
    <meta:document-statistic meta:object-count="279"/>
  </office:meta>
</office:document-meta>
</file>